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Accent_20_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2" table:number-rows-spanned="1">
            <text:p>Commande Sauvegarder une BDD</text:p>
          </table:table-cell>
          <table:covered-table-cell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mysqldump --user=admin --password=Afpa1234 Hotel &gt; backup_Hotel.sql</text:p>
          </table:table-cell>
          <table:covered-table-cell table:number-columns-repeated="2"/>
        </table:table-row>
        <table:table-row table:style-name="ro2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ommande Restaurer une BDD</text:p>
          </table:table-cell>
          <table:covered-table-cell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cat backup_Hotel.sql | mysql --user=admin --password=Afpa1234 Hotel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5:22:07.801401062</meta:creation-date>
    <dc:date>2024-05-06T15:48:16.820586777</dc:date>
    <meta:editing-duration>PT13M16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